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6cd4a" officeooo:paragraph-rsid="0016cd4a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6cd4a" officeooo:paragraph-rsid="00183b31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16cd4a" officeooo:paragraph-rsid="0018f4dd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183b31" officeooo:paragraph-rsid="00183b31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183b31" officeooo:paragraph-rsid="00226724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rsid="00183b31" officeooo:paragraph-rsid="0016cd4a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paragraph-rsid="0016cd4a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1ee905" officeooo:paragraph-rsid="001ee905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1ee905" officeooo:paragraph-rsid="00243abb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1ee905" officeooo:paragraph-rsid="002bbd4b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rsid="001ee905" officeooo:paragraph-rsid="002f467a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rsid="001ee905" officeooo:paragraph-rsid="0030b7da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rsid="00205810" officeooo:paragraph-rsid="00205810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rsid="0020a48c" officeooo:paragraph-rsid="0020a48c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rsid="001b565e" officeooo:paragraph-rsid="001b565e" style:font-size-asian="12pt" style:font-size-complex="12pt"/>
    </style:style>
    <style:style style:name="P17" style:family="paragraph" style:parent-style-name="Preformatted_20_Text">
      <style:text-properties style:font-name="Liberation Serif" fo:font-size="12pt" officeooo:rsid="002bbd4b" officeooo:paragraph-rsid="002bbd4b" style:font-size-asian="12pt" style:font-size-complex="12pt"/>
    </style:style>
    <style:style style:name="P18" style:family="paragraph" style:parent-style-name="Preformatted_20_Text">
      <style:text-properties style:font-name="Liberation Serif" fo:font-size="12pt" officeooo:rsid="002d34a8" officeooo:paragraph-rsid="002d34a8" style:font-size-asian="12pt" style:font-size-complex="12pt"/>
    </style:style>
    <style:style style:name="P19" style:family="paragraph" style:parent-style-name="Preformatted_20_Text">
      <style:text-properties style:font-name="Liberation Serif" fo:font-size="12pt" officeooo:paragraph-rsid="0030b7da" style:font-size-asian="12pt" style:font-size-complex="12pt"/>
    </style:style>
    <style:style style:name="P20" style:family="paragraph" style:parent-style-name="Preformatted_20_Text">
      <style:text-properties style:font-name="Liberation Serif" fo:font-size="12pt" fo:font-weight="bold" officeooo:rsid="00205810" officeooo:paragraph-rsid="00205810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Liberation Serif" fo:font-size="16pt" style:font-size-asian="16pt" style:font-size-complex="16pt"/>
    </style:style>
    <style:style style:name="P22" style:family="paragraph" style:parent-style-name="Preformatted_20_Text">
      <style:text-properties fo:font-size="12pt" style:font-size-asian="12pt" style:font-size-complex="12pt"/>
    </style:style>
    <style:style style:name="P23" style:family="paragraph" style:parent-style-name="Preformatted_20_Text">
      <style:text-properties officeooo:paragraph-rsid="0016cd4a"/>
    </style:style>
    <style:style style:name="P24" style:family="paragraph" style:parent-style-name="Preformatted_20_Text">
      <style:text-properties style:font-name="Droid Sans Mono" fo:font-size="10pt" officeooo:rsid="0016cd4a" officeooo:paragraph-rsid="0016cd4a" style:font-size-asian="10pt" style:font-size-complex="10pt"/>
    </style:style>
    <style:style style:name="P25" style:family="paragraph" style:parent-style-name="Preformatted_20_Text">
      <style:text-properties style:font-name="Droid Sans Mono" fo:font-size="10pt" officeooo:rsid="0016cd4a" officeooo:paragraph-rsid="00183b31" style:font-size-asian="10pt" style:font-size-complex="10pt"/>
    </style:style>
    <style:style style:name="P26" style:family="paragraph" style:parent-style-name="Preformatted_20_Text">
      <style:text-properties style:font-name="Droid Sans Mono" fo:font-size="10pt" officeooo:rsid="0016cd4a" officeooo:paragraph-rsid="0018f4dd" style:font-size-asian="10pt" style:font-size-complex="10pt"/>
    </style:style>
    <style:style style:name="P27" style:family="paragraph" style:parent-style-name="Preformatted_20_Text">
      <style:text-properties style:font-name="Droid Sans Mono" fo:font-size="10pt" officeooo:rsid="0016cd4a" officeooo:paragraph-rsid="001b565e" style:font-size-asian="10pt" style:font-size-complex="10pt"/>
    </style:style>
    <style:style style:name="P28" style:family="paragraph" style:parent-style-name="Preformatted_20_Text">
      <style:text-properties style:font-name="Droid Sans Mono" fo:font-size="10pt" officeooo:rsid="0016cd4a" officeooo:paragraph-rsid="001d023e" style:font-size-asian="10pt" style:font-size-complex="10pt"/>
    </style:style>
    <style:style style:name="P29" style:family="paragraph" style:parent-style-name="Preformatted_20_Text">
      <style:text-properties style:font-name="Droid Sans Mono" fo:font-size="10pt" officeooo:rsid="0016cd4a" officeooo:paragraph-rsid="00226724" style:font-size-asian="10pt" style:font-size-complex="10pt"/>
    </style:style>
    <style:style style:name="P30" style:family="paragraph" style:parent-style-name="Preformatted_20_Text">
      <style:text-properties style:font-name="Droid Sans Mono" fo:font-size="10pt" officeooo:rsid="00205810" officeooo:paragraph-rsid="00205810" style:font-size-asian="10pt" style:font-size-complex="10pt"/>
    </style:style>
    <style:style style:name="P31" style:family="paragraph" style:parent-style-name="Preformatted_20_Text">
      <style:text-properties style:font-name="Droid Sans Mono" fo:font-size="10pt" officeooo:rsid="0020a48c" officeooo:paragraph-rsid="0020a48c" style:font-size-asian="10pt" style:font-size-complex="10pt"/>
    </style:style>
    <style:style style:name="P32" style:family="paragraph" style:parent-style-name="Preformatted_20_Text">
      <style:text-properties style:font-name="Droid Sans Mono" fo:font-size="10pt" officeooo:rsid="002bbd4b" officeooo:paragraph-rsid="002bbd4b" style:font-size-asian="10pt" style:font-size-complex="10pt"/>
    </style:style>
    <style:style style:name="P33" style:family="paragraph" style:parent-style-name="Preformatted_20_Text">
      <style:text-properties style:font-name="Droid Sans Mono" fo:font-size="10pt" officeooo:rsid="002d34a8" officeooo:paragraph-rsid="002d34a8" style:font-size-asian="10pt" style:font-size-complex="10pt"/>
    </style:style>
    <style:style style:name="P34" style:family="paragraph" style:parent-style-name="Preformatted_20_Text">
      <style:text-properties style:font-name="Droid Sans Mono" fo:font-size="10pt" officeooo:rsid="002d34a8" officeooo:paragraph-rsid="002e3bf6" style:font-size-asian="10pt" style:font-size-complex="10pt"/>
    </style:style>
    <style:style style:name="P35" style:family="paragraph" style:parent-style-name="Preformatted_20_Text">
      <style:text-properties style:font-name="Droid Sans Mono" fo:font-size="10pt" officeooo:rsid="002d34a8" officeooo:paragraph-rsid="002f467a" style:font-size-asian="10pt" style:font-size-complex="10pt"/>
    </style:style>
    <style:style style:name="P36" style:family="paragraph" style:parent-style-name="Preformatted_20_Text">
      <style:text-properties style:font-name="Droid Sans Mono" fo:font-size="10pt" officeooo:rsid="002d34a8" officeooo:paragraph-rsid="0030b7da" style:font-size-asian="10pt" style:font-size-complex="10pt"/>
    </style:style>
    <style:style style:name="P37" style:family="paragraph" style:parent-style-name="Preformatted_20_Text">
      <style:text-properties style:font-name="Droid Sans Mono" fo:font-size="10pt" officeooo:rsid="002e3bf6" officeooo:paragraph-rsid="002e3bf6" style:font-size-asian="10pt" style:font-size-complex="10pt"/>
    </style:style>
    <style:style style:name="P38" style:family="paragraph" style:parent-style-name="Preformatted_20_Text">
      <style:text-properties style:font-name="Droid Sans Mono" fo:font-size="10pt" officeooo:rsid="002e3bf6" officeooo:paragraph-rsid="002f467a" style:font-size-asian="10pt" style:font-size-complex="10pt"/>
    </style:style>
    <style:style style:name="P39" style:family="paragraph" style:parent-style-name="Preformatted_20_Text">
      <style:text-properties style:font-name="Droid Sans Mono" fo:font-size="10pt" officeooo:rsid="002e3bf6" officeooo:paragraph-rsid="0030b7da" style:font-size-asian="10pt" style:font-size-complex="10pt"/>
    </style:style>
    <style:style style:name="P40" style:family="paragraph" style:parent-style-name="Preformatted_20_Text">
      <style:text-properties style:font-name="Droid Sans Mono" fo:font-size="10pt" officeooo:rsid="0030b7da" officeooo:paragraph-rsid="0030b7da" style:font-size-asian="10pt" style:font-size-complex="10pt"/>
    </style:style>
    <style:style style:name="P41" style:family="paragraph" style:parent-style-name="Preformatted_20_Text">
      <style:text-properties officeooo:paragraph-rsid="001a2d29"/>
    </style:style>
    <style:style style:name="P42" style:family="paragraph" style:parent-style-name="Preformatted_20_Text">
      <style:text-properties officeooo:paragraph-rsid="0020a48c"/>
    </style:style>
    <style:style style:name="P43" style:family="paragraph" style:parent-style-name="Preformatted_20_Text">
      <style:text-properties officeooo:paragraph-rsid="002e3bf6"/>
    </style:style>
    <style:style style:name="P44" style:family="paragraph" style:parent-style-name="Preformatted_20_Text">
      <style:text-properties style:font-name="Liberation Serif" fo:font-size="12pt" style:font-size-asian="12pt" style:font-size-complex="12pt"/>
    </style:style>
    <style:style style:name="P45" style:family="paragraph" style:parent-style-name="Preformatted_20_Text">
      <style:text-properties style:font-name="Droid Sans Mono" fo:font-size="10pt" style:font-size-asian="10pt" style:font-size-complex="10pt"/>
    </style:style>
    <style:style style:name="T1" style:family="text">
      <style:text-properties style:font-name="Liberation Sans" fo:font-size="12pt" fo:font-weight="bold" officeooo:rsid="0016cd4a" style:font-size-asian="12pt" style:font-weight-asian="bold" style:font-size-complex="12pt" style:font-weight-complex="bold"/>
    </style:style>
    <style:style style:name="T2" style:family="text">
      <style:text-properties style:font-name="Liberation Sans" fo:font-size="12pt" fo:font-weight="bold" officeooo:rsid="00183b31" style:font-name-asian="Noto Sans Mono CJK SC" style:font-size-asian="12pt" style:font-weight-asian="bold" style:font-name-complex="Liberation Mono" style:font-size-complex="12pt" style:font-weight-complex="bold"/>
    </style:style>
    <style:style style:name="T3" style:family="text">
      <style:text-properties style:font-name="Liberation Sans" fo:font-size="12pt" fo:font-weight="bold" officeooo:rsid="002bbd4b" style:font-name-asian="Noto Sans Mono CJK SC" style:font-size-asian="12pt" style:font-weight-asian="bold" style:font-name-complex="Liberation Mono" style:font-size-complex="12pt" style:font-weight-complex="bold"/>
    </style:style>
    <style:style style:name="T4" style:family="text">
      <style:text-properties style:font-name="Liberation Sans" fo:font-size="12pt" fo:font-weight="bold" officeooo:rsid="00319c8b" style:font-name-asian="Noto Sans Mono CJK SC" style:font-size-asian="12pt" style:font-weight-asian="bold" style:font-name-complex="Liberation Mono" style:font-size-complex="12pt" style:font-weight-complex="bold"/>
    </style:style>
    <style:style style:name="T5" style:family="text">
      <style:text-properties style:font-name="Liberation Sans" fo:font-weight="bold" officeooo:rsid="0016cd4a" style:font-weight-asian="bold" style:font-weight-complex="bold"/>
    </style:style>
    <style:style style:name="T6" style:family="text">
      <style:text-properties style:font-name="Liberation Sans" fo:font-weight="bold" officeooo:rsid="00183b31" style:font-name-asian="Noto Sans Mono CJK SC" style:font-weight-asian="bold" style:font-name-complex="Liberation Mono" style:font-weight-complex="bold"/>
    </style:style>
    <style:style style:name="T7" style:family="text">
      <style:text-properties style:font-name="Liberation Sans" fo:font-weight="bold" officeooo:rsid="0030b7da" style:font-name-asian="Noto Sans Mono CJK SC" style:font-weight-asian="bold" style:font-name-complex="Liberation Mono" style:font-weight-complex="bold"/>
    </style:style>
    <style:style style:name="T8" style:family="text">
      <style:text-properties fo:font-weight="bold" officeooo:rsid="0016cd4a" style:font-name-asian="Noto Sans Mono CJK SC" style:font-weight-asian="bold" style:font-name-complex="Liberation Mono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83b31"/>
    </style:style>
    <style:style style:name="T11" style:family="text">
      <style:text-properties style:font-name="Droid Sans Mono" fo:font-size="10pt" style:font-size-asian="10pt" style:font-size-complex="10pt"/>
    </style:style>
    <style:style style:name="T12" style:family="text">
      <style:text-properties style:font-name="Droid Sans Mono" fo:font-size="10pt" officeooo:rsid="0016cd4a" style:font-size-asian="10pt" style:font-size-complex="10pt"/>
    </style:style>
    <style:style style:name="T13" style:family="text">
      <style:text-properties style:font-name="Droid Sans Mono" fo:font-size="10pt" officeooo:rsid="001b565e" style:font-size-asian="10pt" style:font-size-complex="10pt"/>
    </style:style>
    <style:style style:name="T14" style:family="text">
      <style:text-properties style:font-name="Droid Sans Mono" fo:font-size="10pt" officeooo:rsid="0020a48c" style:font-size-asian="10pt" style:font-size-complex="10pt"/>
    </style:style>
    <style:style style:name="T15" style:family="text">
      <style:text-properties officeooo:rsid="001d023e"/>
    </style:style>
    <style:style style:name="T16" style:family="text">
      <style:text-properties officeooo:rsid="00226724"/>
    </style:style>
    <style:style style:name="T17" style:family="text">
      <style:text-properties officeooo:rsid="0023dc95"/>
    </style:style>
    <style:style style:name="T18" style:family="text">
      <style:text-properties officeooo:rsid="002bbd4b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2e3bf6" style:font-size-asian="12pt" style:font-size-complex="12pt"/>
    </style:style>
    <style:style style:name="T22" style:family="text">
      <style:text-properties officeooo:rsid="002e3bf6"/>
    </style:style>
    <style:style style:name="T23" style:family="text">
      <style:text-properties officeooo:rsid="002f467a"/>
    </style:style>
    <style:style style:name="T24" style:family="text">
      <style:text-properties officeooo:rsid="0030b7da"/>
    </style:style>
    <style:style style:name="T25" style:family="text">
      <style:text-properties officeooo:rsid="003318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1"><text:span text:style-name="T8">Docker</text:span><text:span text:style-name="T9"> install and code</text:span></text:p>
      <text:p text:style-name="P1"/>
      <text:p text:style-name="P1"/>
      <text:p text:style-name="P23"><text:bookmark-start text:name="__DdeLink__83_898761304"/><text:span text:style-name="T1">=== </text:span><text:span text:style-name="T2">Install Docker</text:span><text:span text:style-name="T1"> ===</text:span><text:bookmark-end text:name="__DdeLink__83_898761304"/></text:p>
      <text:p text:style-name="P1"/>
      <text:p text:style-name="P20">Quick install (you won’t get the latest version)</text:p>
      <text:p text:style-name="P14"/>
      <text:p text:style-name="P30">$ sudo snap install docker <text:s text:c="9"/># version 19.03.11, or</text:p>
      <text:p text:style-name="P30">$ sudo apt <text:s/>install docker-compose <text:s/># version 1.25.0-1</text:p>
      <text:p text:style-name="P14"/>
      <text:p text:style-name="P1"/>
      <text:p text:style-name="P20">Install latest versions</text:p>
      <text:p text:style-name="P1"/>
      <text:p text:style-name="P20">Install Docker </text:p>
      <text:p text:style-name="P14"/>
      <text:p text:style-name="P7">Uninstall old versions</text:p>
      <text:p text:style-name="P2">Older versions of Docker were called docker, docker.io, or docker-engine. If these are installed, uninstall them:</text:p>
      <text:p text:style-name="P2"/>
      <text:p text:style-name="P23"><text:bookmark-start text:name="__DdeLink__72_898761304"/><text:bookmark-start text:name="__DdeLink__99_898761304"/><text:span text:style-name="T12"><text:s text:c="2"/></text:span><text:span text:style-name="T13">$ </text:span><text:span text:style-name="Source_20_Text">sudo apt-get remove docker docker-engine docker.io containerd runc</text:span></text:p>
      <text:p text:style-name="P24"><text:bookmark-end text:name="__DdeLink__72_898761304"/><text:bookmark text:name="__DdeLink__902_3598845908"/><text:bookmark text:name="__DdeLink__90_898761304"/></text:p>
      <text:p text:style-name="P2"><text:bookmark-end text:name="__DdeLink__99_898761304"/></text:p>
      <text:p text:style-name="P5">Install Docker using the repository</text:p>
      <text:p text:style-name="P5"/>
      <text:p text:style-name="P5">1. Update the apt package index and install packages to allow apt to use a repository over HTTPS</text:p>
      <text:p text:style-name="P5"/>
      <text:p text:style-name="P27"><text:bookmark-start text:name="__DdeLink__72_8987613041"/><text:s text:c="2"/>$ <text:bookmark-start text:name="__DdeLink__87_8987613041"/>sudo apt-get update<text:bookmark-end text:name="__DdeLink__87_8987613041"/></text:p>
      <text:p text:style-name="P27"/>
      <text:p text:style-name="P27"><text:s text:c="2"/>$ s<text:bookmark-start text:name="__DdeLink__90_8987613041"/>udo apt-get install \</text:p>
      <text:p text:style-name="P27"><text:s text:c="6"/>apt-transport-https \</text:p>
      <text:p text:style-name="P27"><text:s text:c="6"/>ca-certificates \</text:p>
      <text:p text:style-name="P27"><text:s text:c="6"/>curl \</text:p>
      <text:p text:style-name="P27"><text:s text:c="6"/>gnupg-agent \</text:p>
      <text:p text:style-name="P27"><text:s text:c="6"/>software-properties-common<text:bookmark-end text:name="__DdeLink__90_8987613041"/><text:bookmark-end text:name="__DdeLink__72_8987613041"/></text:p>
      <text:p text:style-name="P26"/>
      <text:p text:style-name="P5">2. Add Docker’s official GPG key</text:p>
      <text:p text:style-name="P5"/>
      <text:p text:style-name="P26"><text:bookmark-start text:name="__DdeLink__81_898761304"/><text:s text:c="2"/>$ curl -fsSL https://download.docker.com/linux/ubuntu/gpg | sudo apt-key add -</text:p>
      <text:p text:style-name="P26"><text:bookmark-end text:name="__DdeLink__81_898761304"/></text:p>
      <text:p text:style-name="P4"><text:s text:c="2"/>Verify that you now have the key with the fingerprint</text:p>
      <text:p text:style-name="P4"><text:s text:c="2"/>9DC8 5822 9FC7 DD38 854A E2D8 8D81 803C 0EBF CD88, </text:p>
      <text:p text:style-name="P4"><text:s text:c="2"/>by searching for the last 8 characters of the fingerprint.</text:p>
      <text:p text:style-name="P26"/>
      <text:p text:style-name="P26"><text:s text:c="2"/>$ <text:bookmark-start text:name="__DdeLink__105_898761304"/>sudo apt-key fingerprint 0EBFCD88<text:bookmark-end text:name="__DdeLink__105_898761304"/></text:p>
      <text:p text:style-name="P26"/>
      <text:p text:style-name="P26"><text:s text:c="2"/>pub <text:s text:c="2"/>rsa4096 2017-02-22 [SCEA]</text:p>
      <text:p text:style-name="P26"><text:s text:c="8"/>9DC8 5822 9FC7 DD38 854A <text:s/>E2D8 8D81 803C 0EBF CD88</text:p>
      <text:p text:style-name="P26"><text:s text:c="2"/>uid <text:s text:c="10"/>[ unknown] Docker Release (CE deb) &lt;docker@docker.com&gt;</text:p>
      <text:p text:style-name="P26"><text:s text:c="2"/>sub <text:s text:c="2"/>rsa4096 2017-02-22 [S]</text:p>
      <text:p text:style-name="P5"/>
      <text:p text:style-name="P5">3. Add the docker repository</text:p>
      <text:p text:style-name="P5"/>
      <text:p text:style-name="P25"><text:s text:c="2"/>$ <text:bookmark-start text:name="__DdeLink__107_898761304"/>sudo add-apt-repository \</text:p>
      <text:p text:style-name="P25"><text:s text:c="5"/>"deb [arch=amd64] https://download.docker.com/linux/ubuntu \</text:p>
      <text:p text:style-name="P25"><text:s text:c="5"/>$(lsb_release -cs) \</text:p>
      <text:p text:style-name="P25"><text:soft-page-break/><text:s text:c="5"/>stable"<text:bookmark-end text:name="__DdeLink__107_898761304"/></text:p>
      <text:p text:style-name="P25"/>
      <text:p text:style-name="P5">4. Install the Docker Engine</text:p>
      <text:p text:style-name="P5"/>
      <text:p text:style-name="P25"><text:bookmark-start text:name="__DdeLink__79_898761304"/><text:bookmark-start text:name="__DdeLink__77_898761304"/><text:s text:c="2"/>$ sudo apt-get update</text:p>
      <text:p text:style-name="P25"><text:s text:c="2"/>$ <text:bookmark-start text:name="__DdeLink__109_898761304"/>sudo apt-get install docker-ce docker-ce-cli containerd.io<text:bookmark-end text:name="__DdeLink__109_898761304"/></text:p>
      <text:p text:style-name="P25"><text:bookmark-end text:name="__DdeLink__79_898761304"/><text:bookmark-end text:name="__DdeLink__77_898761304"/></text:p>
      <text:p text:style-name="P5"><text:bookmark-start text:name="__DdeLink__123_898761304"/>5. Verify that the Docker Engine is installed</text:p>
      <text:p text:style-name="P5"/>
      <text:p text:style-name="P25"><text:bookmark-start text:name="__DdeLink__75_898761304"/><text:s text:c="2"/>$ <text:bookmark-start text:name="__DdeLink__111_898761304"/>sudo <text:span text:style-name="T10">docker run hello-world</text:span><text:bookmark-end text:name="__DdeLink__75_898761304"/><text:bookmark-end text:name="__DdeLink__111_898761304"/></text:p>
      <text:p text:style-name="P25"><text:bookmark-end text:name="__DdeLink__123_898761304"/></text:p>
      <text:p text:style-name="P28"><text:s text:c="2"/><text:span text:style-name="T15">$ </text:span>sudo <text:span text:style-name="T10">docker ru</text:span><text:span text:style-name="T15">n -it ubuntu bash</text:span><text:bookmark-start text:name="__DdeLink__902_35988459081"/></text:p>
      <text:p text:style-name="P3"><text:bookmark-end text:name="__DdeLink__902_35988459081"/></text:p>
      <text:p text:style-name="P6"><text:span text:style-name="T16">6</text:span>. <text:span text:style-name="T16">Add yourself to the docker group </text:span></text:p>
      <text:p text:style-name="P6"/>
      <text:p text:style-name="P29"><text:bookmark-start text:name="__DdeLink__75_8987613041"/><text:s text:c="2"/>$ <text:bookmark-start text:name="__DdeLink__111_8987613041"/><text:bookmark-end text:name="__DdeLink__75_8987613041"/>sudo usermod -aG docker $USER<text:bookmark-end text:name="__DdeLink__111_8987613041"/></text:p>
      <text:p text:style-name="P29"/>
      <text:p text:style-name="P14"/>
      <text:p text:style-name="P14"/>
      <text:p text:style-name="P20">Install Docker-Compose</text:p>
      <text:p text:style-name="P14"/>
      <text:p text:style-name="P15">1. Check for the latest Docker-Compose versions on</text:p>
      <text:p text:style-name="P15"/>
      <text:p text:style-name="P15"><text:s text:c="4"/><text:a xlink:type="simple" xlink:href="https://github.com/docker/compose/releases" text:style-name="Internet_20_link" text:visited-style-name="Visited_20_Internet_20_Link">https://github.com/docker/compose/releases</text:a></text:p>
      <text:p text:style-name="P15"/>
      <text:p text:style-name="P15">2. Download the Docker-Compose file</text:p>
      <text:p text:style-name="P15"/>
      <text:p text:style-name="P31"><text:s text:c="2"/>$ <text:bookmark-start text:name="__DdeLink__115_898761304"/>sudo curl -L "https://github.com/docker/compose/releases/download/1.27.4/docker-compose-$(uname -s)-$(uname -m)" -o /usr/local/bin/docker-compose<text:bookmark-end text:name="__DdeLink__115_898761304"/></text:p>
      <text:p text:style-name="P15"/>
      <text:p text:style-name="P15">3. Set the correct permissions</text:p>
      <text:p text:style-name="P15"/>
      <text:p text:style-name="P42"><text:span text:style-name="T14"><text:s text:c="2"/>$ </text:span><text:bookmark-start text:name="__DdeLink__117_898761304"/><text:span text:style-name="Source_20_Text"><text:span text:style-name="T11">sudo chmod +x /usr/local/bin/docker-compose</text:span></text:span><text:bookmark-end text:name="__DdeLink__117_898761304"/></text:p>
      <text:p text:style-name="P15"/>
      <text:p text:style-name="P15">4. Check it</text:p>
      <text:p text:style-name="P15"/>
      <text:p text:style-name="P42"><text:span text:style-name="T14"><text:s text:c="2"/>$ </text:span><text:bookmark-start text:name="__DdeLink__119_898761304"/><text:span text:style-name="Source_20_Text"><text:span text:style-name="T11">docker-compose --version</text:span></text:span><text:bookmark-end text:name="__DdeLink__119_898761304"/></text:p>
      <text:p text:style-name="P15"/>
      <text:p text:style-name="P3"/>
      <text:p text:style-name="P8"/>
      <text:p text:style-name="P41"><text:span text:style-name="T1">=== </text:span><text:span text:style-name="T2">Docker </text:span><text:span text:style-name="T4">example: </text:span><text:span text:style-name="T3">Node.js web app</text:span><text:span text:style-name="T1"> ===</text:span></text:p>
      <text:p text:style-name="P16"/>
      <text:p text:style-name="P11"><text:span text:style-name="T22">0. </text:span>Use VSCode to create your dockerfile. Install the docker extensions <text:span text:style-name="T17">for VSCode:</text:span></text:p>
      <text:p text:style-name="P11"/>
      <text:p text:style-name="P11"><text:tab/><text:span text:style-name="T18">Extensions:</text:span></text:p>
      <text:p text:style-name="P11"><text:tab/><text:tab/>Docker <text:s text:c="2"/>ms-azuretools.vscode-docker</text:p>
      <text:p text:style-name="P11"><text:tab/><text:tab/>Atom One Dark Theme <text:s text:c="3"/>Mahmoud Ali</text:p>
      <text:p text:style-name="P11"/>
      <text:p text:style-name="P17"><text:span text:style-name="T22">1. </text:span>Create following directories and files:</text:p>
      <text:p text:style-name="P17"/>
      <text:p text:style-name="P32">/app</text:p>
      <text:p text:style-name="P32"><text:s text:c="4"/>/node_modules</text:p>
      <text:p text:style-name="P32"><text:s text:c="4"/>/src</text:p>
      <text:p text:style-name="P32"><text:s text:c="8"/>index.js</text:p>
      <text:p text:style-name="P32"><text:soft-page-break/><text:s text:c="4"/>dockerfile</text:p>
      <text:p text:style-name="P32"><text:s text:c="4"/>package.json</text:p>
      <text:p text:style-name="P32"><text:s text:c="4"/>.dockerignore</text:p>
      <text:p text:style-name="P32"><text:s text:c="4"/>.gitignore</text:p>
      <text:p text:style-name="P17"><text:s text:c="6"/></text:p>
      <text:p text:style-name="P18"><text:span text:style-name="T22">2. </text:span>Go to the directory where the files live:</text:p>
      <text:p text:style-name="P18"/>
      <text:p text:style-name="P33"><text:s text:c="2"/>$ cd app</text:p>
      <text:p text:style-name="P18"/>
      <text:p text:style-name="P18"><text:span text:style-name="T22">3. </text:span>In this directory create a<text:span text:style-name="T19"> </text:span><text:span text:style-name="Source_20_Text"><text:span text:style-name="T19">package.json</text:span></text:span><text:span text:style-name="T19"> </text:span>file that describes your app and its dependencies:</text:p>
      <text:p text:style-name="P18"/>
      <text:p text:style-name="P33"><text:s text:c="2"/>$ vi package.json</text:p>
      <text:p text:style-name="P18"/>
      <text:p text:style-name="P33">&gt;&gt;&gt;&gt;&gt;</text:p>
      <text:p text:style-name="P33">{</text:p>
      <text:p text:style-name="P33">"name": "docker_web_app",</text:p>
      <text:p text:style-name="P33">"version": "1.0.0",</text:p>
      <text:p text:style-name="P33">"description": "Node.js on Docker",</text:p>
      <text:p text:style-name="P33">"author": "First Last &lt;first.last@example.com&gt;",</text:p>
      <text:p text:style-name="P33">"main": "index.js",</text:p>
      <text:p text:style-name="P33">"dependencies": {</text:p>
      <text:p text:style-name="P33"><text:s text:c="2"/>"express": "^4.16.1"</text:p>
      <text:p text:style-name="P33"><text:s text:c="2"/>}</text:p>
      <text:p text:style-name="P33">}</text:p>
      <text:p text:style-name="P33">&lt;&lt;&lt;&lt;&lt;</text:p>
      <text:p text:style-name="P1"/>
      <text:p text:style-name="P43"><text:span text:style-name="T21">4. Run “npm install”, </text:span><text:span text:style-name="T20">this will generate a </text:span><text:span text:style-name="Source_20_Text"><text:span text:style-name="T20">package-lock.json</text:span></text:span><text:span text:style-name="T20"> file which will be copied to your Docker image.</text:span></text:p>
      <text:p text:style-name="P10"/>
      <text:p text:style-name="P34"><text:s text:c="2"/>$ <text:span text:style-name="T22">npm install</text:span></text:p>
      <text:p text:style-name="P34"/>
      <text:p text:style-name="P10"><text:span text:style-name="T22">5. C</text:span>reate a <text:span text:style-name="T22">index.js </text:span>file that defines a web app using the <text:span text:style-name="T22">Express.js </text:span>framework</text:p>
      <text:p text:style-name="P9"/>
      <text:p text:style-name="P34"><text:s text:c="2"/>$ <text:span text:style-name="T22">vi ./</text:span><text:span text:style-name="T23">src/</text:span><text:span text:style-name="T22">index.js</text:span></text:p>
      <text:p text:style-name="P34"/>
      <text:p text:style-name="P37">&gt;&gt;&gt;&gt;&gt;</text:p>
      <text:p text:style-name="P37">'use strict';</text:p>
      <text:p text:style-name="P37"/>
      <text:p text:style-name="P37">const express = require('express');</text:p>
      <text:p text:style-name="P37"/>
      <text:p text:style-name="P37">// Constants</text:p>
      <text:p text:style-name="P37">const PORT = 8080;</text:p>
      <text:p text:style-name="P37">const HOST = '0.0.0.0';</text:p>
      <text:p text:style-name="P37"/>
      <text:p text:style-name="P37">// App</text:p>
      <text:p text:style-name="P37">const app = express();</text:p>
      <text:p text:style-name="P37">app.get('/', (req, res) =&gt; {</text:p>
      <text:p text:style-name="P37"><text:s text:c="2"/>res.send('Hello World');</text:p>
      <text:p text:style-name="P37">});</text:p>
      <text:p text:style-name="P37"/>
      <text:p text:style-name="P37">app.listen(PORT, HOST);</text:p>
      <text:p text:style-name="P37">console.log(`Running on http://${HOST}:${PORT}`);</text:p>
      <text:p text:style-name="P37">&lt;&lt;&lt;&lt;&lt;</text:p>
      <text:p text:style-name="P34"/>
      <text:p text:style-name="P12"><text:span text:style-name="T23">6</text:span><text:span text:style-name="T22">. C</text:span>reate a <text:span text:style-name="T23">dockerfile</text:span></text:p>
      <text:p text:style-name="P12"/>
      <text:p text:style-name="P35"><text:s text:c="2"/>$ <text:span text:style-name="T22">vi </text:span><text:span text:style-name="T23">dockerfile</text:span></text:p>
      <text:p text:style-name="P35"/>
      <text:p text:style-name="P38">&gt;&gt;&gt;&gt;&gt;</text:p>
      <text:p text:style-name="P38"><text:bookmark-start text:name="__DdeLink__735_4124076531"/><text:soft-page-break/>FROM node:15</text:p>
      <text:p text:style-name="P38"/>
      <text:p text:style-name="P38"># Create app directory</text:p>
      <text:p text:style-name="P38">WORKDIR /app</text:p>
      <text:p text:style-name="P38"/>
      <text:p text:style-name="P38"># Install app dependencies</text:p>
      <text:p text:style-name="P38"># A wildcard is used to ensure both package.json AND package-lock.json are copied</text:p>
      <text:p text:style-name="P38"># where available (npm@5+)</text:p>
      <text:p text:style-name="P38">COPY package*.json ./</text:p>
      <text:p text:style-name="P38"/>
      <text:p text:style-name="P38">RUN npm install express</text:p>
      <text:p text:style-name="P38"># If you are building your code for production</text:p>
      <text:p text:style-name="P38"># RUN npm ci --only=production</text:p>
      <text:p text:style-name="P38"/>
      <text:p text:style-name="P38"># Bundle app source</text:p>
      <text:p text:style-name="P38">COPY . .</text:p>
      <text:p text:style-name="P38"/>
      <text:p text:style-name="P38">EXPOSE 8080</text:p>
      <text:p text:style-name="P38"/>
      <text:p text:style-name="P38">CMD [ "node", "src/index.js" ]<text:bookmark-end text:name="__DdeLink__735_4124076531"/></text:p>
      <text:p text:style-name="P38">&lt;&lt;&lt;&lt;&lt;</text:p>
      <text:p text:style-name="P1"/>
      <text:p text:style-name="P13"><text:span text:style-name="T24">7</text:span><text:span text:style-name="T22">. C</text:span>reate a .<text:span text:style-name="T23">docke</text:span><text:span text:style-name="T25">r</text:span><text:span text:style-name="T24">ignore </text:span><text:span text:style-name="T23">file</text:span></text:p>
      <text:p text:style-name="P13"/>
      <text:p text:style-name="P36"><text:s text:c="2"/>$ <text:span text:style-name="T22">vi .</text:span><text:span text:style-name="T23">docker</text:span><text:span text:style-name="T24">ignore</text:span></text:p>
      <text:p text:style-name="P36"/>
      <text:p text:style-name="P39">&gt;&gt;&gt;&gt;&gt;</text:p>
      <text:p text:style-name="P40">node_modules</text:p>
      <text:p text:style-name="P40">npm-debug.log</text:p>
      <text:p text:style-name="P40">&lt;&lt;&lt;&lt;&lt;</text:p>
      <text:p text:style-name="P39"/>
      <text:p text:style-name="P13"><text:span text:style-name="T24">8</text:span><text:span text:style-name="T22">. C</text:span>reate a .<text:span text:style-name="T24">gitignore </text:span><text:span text:style-name="T23">file</text:span></text:p>
      <text:p text:style-name="P13"/>
      <text:p text:style-name="P36"><text:s text:c="2"/>$ <text:span text:style-name="T22">vi .</text:span><text:span text:style-name="T24">gitignore</text:span></text:p>
      <text:p text:style-name="P36"/>
      <text:p text:style-name="P39">&gt;&gt;&gt;&gt;&gt;</text:p>
      <text:p text:style-name="P40">node_modules</text:p>
      <text:p text:style-name="P40">npm-debug.log</text:p>
      <text:p text:style-name="P40">&lt;&lt;&lt;&lt;&lt;</text:p>
      <text:p text:style-name="P1"/>
      <text:p text:style-name="P13"><text:span text:style-name="T24">9</text:span><text:span text:style-name="T22">. </text:span><text:span text:style-name="T24">Build the image</text:span></text:p>
      <text:p text:style-name="P13"/>
      <text:p text:style-name="P36"><text:s text:c="2"/>$ docker build -t &lt;your_username&gt;/&lt;app_name&gt; .</text:p>
      <text:p text:style-name="P36"><text:s text:c="2"/><text:span text:style-name="T24">$ docker build -t ubasche/node-web-app .</text:span></text:p>
      <text:p text:style-name="P36"/>
      <text:p text:style-name="P36"><text:s text:c="2"/><text:span text:style-name="T24">$ docker images</text:span></text:p>
      <text:p text:style-name="P36"/>
      <text:p text:style-name="P36"/>
      <text:p text:style-name="P13"><text:span text:style-name="T24">10</text:span><text:span text:style-name="T22">. </text:span><text:span text:style-name="T24">Run the image first without “-d” to see all errors. Add “-d” when it’s working.</text:span></text:p>
      <text:p text:style-name="P13"/>
      <text:p text:style-name="P36"><text:s text:c="2"/>$ docker run -p <text:span text:style-name="T24">5000</text:span>:8080 <text:span text:style-name="T24">ubasche</text:span>/node-web-app</text:p>
      <text:p text:style-name="P36"><text:s text:c="2"/>$ docker run -p <text:span text:style-name="T24">5000</text:span>:8080 -<text:span text:style-name="T24">d ubasche</text:span>/node-web-app</text:p>
      <text:p text:style-name="P36"/>
      <text:p text:style-name="P13"><text:span text:style-name="T24">11</text:span><text:span text:style-name="T22">. </text:span><text:span text:style-name="T24">Check and test the app</text:span></text:p>
      <text:p text:style-name="P36"/>
      <text:p text:style-name="P36"><text:s text:c="2"/>$ docker <text:span text:style-name="T24">ps</text:span></text:p>
      <text:p text:style-name="P36"><text:s text:c="2"/>$ docker <text:span text:style-name="T24">logs ubasche</text:span>/node-web-app</text:p>
      <text:p text:style-name="P36"><text:s text:c="2"/><text:span text:style-name="T24">$ $ curl -i localhost:5000</text:span></text:p>
      <text:p text:style-name="P36"/>
      <text:p text:style-name="P13"><text:soft-page-break/><text:span text:style-name="T24">12</text:span><text:span text:style-name="T22">. </text:span><text:span text:style-name="T24">Open web browser and log on to </text:span></text:p>
      <text:p text:style-name="P36"/>
      <text:p text:style-name="P36"><text:s text:c="2"/><text:span text:style-name="T24">http://localhost:5000</text:span></text:p>
      <text:p text:style-name="P36"/>
      <text:p text:style-name="P19"/>
      <text:p text:style-name="P19"><text:span text:style-name="T5">=== </text:span><text:span text:style-name="T6">Docker-</text:span><text:span text:style-name="T7">Compose example </text:span><text:span text:style-name="T5">===</text:span></text:p>
      <text:p text:style-name="P1"/>
      <text:p text:style-name="P1">Define services in a Compose file</text:p>
      <text:p text:style-name="P1"/>
      <text:p text:style-name="P1">Create a file called docker-compose.yml in your project directory and paste the following:</text:p>
      <text:p text:style-name="P1"/>
      <text:p text:style-name="P45">&gt;&gt;&gt;&gt;&gt;</text:p>
      <text:p text:style-name="P45">version: "3.9"</text:p>
      <text:p text:style-name="P45">services:</text:p>
      <text:p text:style-name="P45"><text:s text:c="2"/>web:</text:p>
      <text:p text:style-name="P45"><text:s text:c="4"/>build: .</text:p>
      <text:p text:style-name="P45"><text:s text:c="4"/>ports:</text:p>
      <text:p text:style-name="P45"><text:s text:c="6"/>- "5555:5000"</text:p>
      <text:p text:style-name="P45"><text:s text:c="4"/>volumes:</text:p>
      <text:p text:style-name="P45"><text:s text:c="6"/>- .:/code</text:p>
      <text:p text:style-name="P45"><text:s text:c="4"/>environment:</text:p>
      <text:p text:style-name="P45"><text:s text:c="6"/>FLASK_ENV: development</text:p>
      <text:p text:style-name="P45"><text:s text:c="2"/>redis:</text:p>
      <text:p text:style-name="P45"><text:s text:c="4"/>image: "redis:alpine"</text:p>
      <text:p text:style-name="P45">&lt;&lt;&lt;&lt;&lt;</text:p>
      <text:p text:style-name="P1"/>
      <text:p text:style-name="P1">This Compose file defines two services: web and redis.</text:p>
      <text:p text:style-name="P1"/>
      <text:p text:style-name="P1">Web service keys</text:p>
      <text:p text:style-name="P1"><text:s text:c="2"/>build:</text:p>
      <text:p text:style-name="P1"><text:s text:c="4"/>The web service uses an image that’s built from the Dockerfile in the current directory. </text:p>
      <text:p text:style-name="P1"><text:s text:c="2"/>ports: </text:p>
      <text:p text:style-name="P1"><text:s text:c="4"/>It binds the host machine port 5555 to the container exposed port 5000.</text:p>
      <text:p text:style-name="P1"><text:s text:c="4"/>You can also use the docker run command: "docker run -p 80:8080 nginx"</text:p>
      <text:p text:style-name="P1"><text:s text:c="2"/>volumes: </text:p>
      <text:p text:style-name="P1"><text:s text:c="4"/>Mounts the project directory (current directory) on the host to /code inside the container,</text:p>
      <text:p text:style-name="P1"><text:s text:c="4"/>allowing you to modify the code on the fly, without having to rebuild the image. </text:p>
      <text:p text:style-name="P1"><text:s text:c="2"/>environment:</text:p>
      <text:p text:style-name="P1"><text:s text:c="4"/>Sets the FLASK_ENV environment variable, which tells flask run to run in development mode</text:p>
      <text:p text:style-name="P1"><text:s text:c="4"/>and reload the code on change. This mode should only be used in development.</text:p>
      <text:p text:style-name="P1"><text:s text:c="2"/></text:p>
      <text:p text:style-name="P1">Redis service keys:</text:p>
      <text:p text:style-name="P1"><text:s text:c="2"/>image:</text:p>
      <text:p text:style-name="P1"><text:s text:c="4"/>It uses a public Redis image pulled from the Docker Hub registry.</text:p>
      <text:p text:style-name="P1"/>
      <text:p text:style-name="P1"/>
      <text:p text:style-name="Preformatted_20_Text">&lt;&lt;&lt; EOF &gt;&gt;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1T12:58:32.458675017</dc:date>
    <meta:editing-duration>PT7H7M6S</meta:editing-duration>
    <meta:editing-cycles>29</meta:editing-cycles>
    <meta:generator>LibreOffice/6.4.6.2$Linux_X86_64 LibreOffice_project/40$Build-2</meta:generator>
    <meta:document-statistic meta:table-count="0" meta:image-count="0" meta:object-count="0" meta:page-count="5" meta:paragraph-count="178" meta:word-count="811" meta:character-count="5538" meta:non-whitespace-character-count="4602"/>
  </office:meta>
</office:document-meta>
</file>